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77e" officeooo:paragraph-rsid="0004077e"/>
    </style:style>
    <style:style style:name="P2" style:family="paragraph" style:parent-style-name="Standard">
      <style:text-properties fo:font-weight="bold" officeooo:rsid="0004077e" officeooo:paragraph-rsid="0004077e" style:font-weight-asian="bold" style:font-weight-complex="bold"/>
    </style:style>
    <style:style style:name="P3" style:family="paragraph" style:parent-style-name="Standard">
      <style:text-properties fo:font-weight="bold" officeooo:rsid="000678f9" officeooo:paragraph-rsid="000678f9" style:font-weight-asian="bold" style:font-weight-complex="bold"/>
    </style:style>
    <style:style style:name="P4" style:family="paragraph" style:parent-style-name="Standard" style:list-style-name="L2">
      <style:text-properties fo:font-weight="bold" officeooo:rsid="0008ca60" officeooo:paragraph-rsid="0008ca60" style:font-weight-asian="bold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bold" officeooo:rsid="0008ca60" officeooo:paragraph-rsid="0008ca60" style:font-weight-asian="bold" style:font-weight-complex="bold"/>
    </style:style>
    <style:style style:name="P6" style:family="paragraph" style:parent-style-name="Standard" style:list-style-name="L6">
      <style:paragraph-properties fo:text-align="start" style:justify-single-word="false"/>
      <style:text-properties fo:font-weight="bold" officeooo:rsid="000a1abf" officeooo:paragraph-rsid="000a1abf" style:font-weight-asian="bold" style:font-weight-complex="bold"/>
    </style:style>
    <style:style style:name="P7" style:family="paragraph" style:parent-style-name="Standard" style:list-style-name="L6">
      <style:paragraph-properties fo:text-align="start" style:justify-single-word="false"/>
      <style:text-properties fo:font-weight="bold" officeooo:rsid="000aa501" officeooo:paragraph-rsid="000aa501" style:font-weight-asian="bold" style:font-weight-complex="bold"/>
    </style:style>
    <style:style style:name="P8" style:family="paragraph" style:parent-style-name="Standard" style:list-style-name="L7">
      <style:paragraph-properties fo:text-align="start" style:justify-single-word="false"/>
      <style:text-properties fo:font-weight="bold" officeooo:rsid="000c3292" officeooo:paragraph-rsid="000c3292" style:font-weight-asian="bold" style:font-weight-complex="bold"/>
    </style:style>
    <style:style style:name="P9" style:family="paragraph" style:parent-style-name="Standard" style:list-style-name="L8">
      <style:paragraph-properties fo:text-align="start" style:justify-single-word="false"/>
      <style:text-properties fo:font-weight="bold" officeooo:rsid="000c3292" officeooo:paragraph-rsid="000c329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c3292" officeooo:paragraph-rsid="000c3292" style:font-weight-asian="bold" style:font-weight-complex="bold"/>
    </style:style>
    <style:style style:name="P11" style:family="paragraph" style:parent-style-name="Standard" style:list-style-name="L9">
      <style:paragraph-properties fo:text-align="start" style:justify-single-word="false"/>
      <style:text-properties fo:font-weight="bold" officeooo:rsid="000c939b" officeooo:paragraph-rsid="000c939b" style:font-weight-asian="bold" style:font-weight-complex="bold"/>
    </style:style>
    <style:style style:name="P12" style:family="paragraph" style:parent-style-name="Standard" style:list-style-name="L10">
      <style:paragraph-properties fo:text-align="start" style:justify-single-word="false"/>
      <style:text-properties fo:font-weight="bold" officeooo:rsid="000c939b" officeooo:paragraph-rsid="000c939b" style:font-weight-asian="bold" style:font-weight-complex="bold"/>
    </style:style>
    <style:style style:name="P13" style:family="paragraph" style:parent-style-name="Standard" style:list-style-name="L10">
      <style:paragraph-properties fo:text-align="start" style:justify-single-word="false"/>
      <style:text-properties fo:font-weight="bold" officeooo:rsid="000fdc09" officeooo:paragraph-rsid="000fdc09" style:font-weight-asian="bold" style:font-weight-complex="bold"/>
    </style:style>
    <style:style style:name="P14" style:family="paragraph" style:parent-style-name="Standard" style:list-style-name="L10">
      <style:paragraph-properties fo:text-align="start" style:justify-single-word="false"/>
      <style:text-properties fo:font-weight="bold" officeooo:rsid="0010d5d5" officeooo:paragraph-rsid="0010d5d5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0d5d5" officeooo:paragraph-rsid="0010d5d5" style:font-weight-asian="bold" style:font-weight-complex="bold"/>
    </style:style>
    <style:style style:name="P16" style:family="paragraph" style:parent-style-name="Standard" style:list-style-name="L12">
      <style:paragraph-properties fo:text-align="start" style:justify-single-word="false"/>
      <style:text-properties fo:font-weight="bold" officeooo:rsid="0010d5d5" officeooo:paragraph-rsid="0010d5d5" style:font-weight-asian="bold" style:font-weight-complex="bold"/>
    </style:style>
    <style:style style:name="P17" style:family="paragraph" style:parent-style-name="Standard" style:list-style-name="L15">
      <style:text-properties fo:font-weight="bold" officeooo:rsid="0012e29f" officeooo:paragraph-rsid="0012e29f" style:font-weight-asian="bold" style:font-weight-complex="bold"/>
    </style:style>
    <style:style style:name="P18" style:family="paragraph" style:parent-style-name="Standard" style:list-style-name="L15">
      <style:text-properties fo:font-weight="bold" officeooo:rsid="0014ac63" officeooo:paragraph-rsid="0014ac63" style:font-weight-asian="bold" style:font-weight-complex="bold"/>
    </style:style>
    <style:style style:name="P19" style:family="paragraph" style:parent-style-name="Standard" style:list-style-name="L15">
      <style:paragraph-properties fo:text-align="start" style:justify-single-word="false"/>
      <style:text-properties fo:font-weight="bold" officeooo:rsid="00152083" officeooo:paragraph-rsid="00152083" style:font-weight-asian="bold" style:font-weight-complex="bold"/>
    </style:style>
    <style:style style:name="P20" style:family="paragraph" style:parent-style-name="Standard" style:list-style-name="L1">
      <style:text-properties officeooo:rsid="000678f9" officeooo:paragraph-rsid="000678f9"/>
    </style:style>
    <style:style style:name="P21" style:family="paragraph" style:parent-style-name="Standard" style:list-style-name="L1">
      <style:text-properties fo:font-weight="normal" officeooo:rsid="000678f9" officeooo:paragraph-rsid="000678f9" style:font-weight-asian="normal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fo:font-weight="normal" officeooo:rsid="000c3292" officeooo:paragraph-rsid="000c3292" style:font-weight-asian="normal" style:font-weight-complex="normal"/>
    </style:style>
    <style:style style:name="P23" style:family="paragraph" style:parent-style-name="Standard" style:list-style-name="L1">
      <style:text-properties officeooo:paragraph-rsid="000678f9"/>
    </style:style>
    <style:style style:name="P24" style:family="paragraph" style:parent-style-name="Standard" style:list-style-name="L5">
      <style:paragraph-properties fo:text-align="start" style:justify-single-word="false"/>
      <style:text-properties officeooo:paragraph-rsid="0008ca60"/>
    </style:style>
    <style:style style:name="P25" style:family="paragraph" style:parent-style-name="Standard" style:list-style-name="L15">
      <style:paragraph-properties fo:text-align="start" style:justify-single-word="false"/>
      <style:text-properties officeooo:rsid="0016a277" officeooo:paragraph-rsid="0016a277"/>
    </style:style>
    <style:style style:name="T1" style:family="text">
      <style:text-properties officeooo:rsid="000678f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78f9" style:font-weight-asian="normal" style:font-weight-complex="normal"/>
    </style:style>
    <style:style style:name="T4" style:family="text">
      <style:text-properties fo:font-weight="normal" officeooo:rsid="000c206c" style:font-weight-asian="normal" style:font-weight-complex="normal"/>
    </style:style>
    <style:style style:name="T5" style:family="text">
      <style:text-properties fo:font-weight="normal" officeooo:rsid="000e48c1" style:font-weight-asian="normal" style:font-weight-complex="normal"/>
    </style:style>
    <style:style style:name="T6" style:family="text">
      <style:text-properties fo:font-weight="normal" officeooo:rsid="0010d5d5" style:font-weight-asian="normal" style:font-weight-complex="normal"/>
    </style:style>
    <style:style style:name="T7" style:family="text">
      <style:text-properties fo:font-weight="normal" officeooo:rsid="0011b5f1" style:font-weight-asian="normal" style:font-weight-complex="normal"/>
    </style:style>
    <style:style style:name="T8" style:family="text">
      <style:text-properties fo:font-weight="normal" officeooo:rsid="0014ac63" style:font-weight-asian="normal" style:font-weight-complex="normal"/>
    </style:style>
    <style:style style:name="T9" style:family="text">
      <style:text-properties fo:font-weight="normal" officeooo:rsid="0014b2b9" style:font-weight-asian="normal" style:font-weight-complex="normal"/>
    </style:style>
    <style:style style:name="T10" style:family="text">
      <style:text-properties fo:font-weight="normal" officeooo:rsid="0015d1dd" style:font-weight-asian="normal" style:font-weight-complex="normal"/>
    </style:style>
    <style:style style:name="T11" style:family="text">
      <style:text-properties fo:font-weight="normal" officeooo:rsid="0016e79e" style:font-weight-asian="normal" style:font-weight-complex="normal"/>
    </style:style>
    <style:style style:name="T12" style:family="text">
      <style:text-properties fo:font-weight="normal" officeooo:rsid="0018e5ed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7b05d" style:font-weight-asian="bold" style:font-weight-complex="bold"/>
    </style:style>
    <style:style style:name="T15" style:family="text">
      <style:text-properties fo:font-weight="bold" officeooo:rsid="0008ca60" style:font-weight-asian="bold" style:font-weight-complex="bold"/>
    </style:style>
    <style:style style:name="T16" style:family="text">
      <style:text-properties fo:font-weight="bold" officeooo:rsid="0015d1dd" style:font-weight-asian="bold" style:font-weight-complex="bold"/>
    </style:style>
    <style:style style:name="T17" style:family="text">
      <style:text-properties officeooo:rsid="000e48c1"/>
    </style:style>
    <style:style style:name="T18" style:family="text">
      <style:text-properties officeooo:rsid="0014b2b9"/>
    </style:style>
    <style:style style:name="T19" style:family="text">
      <style:text-properties officeooo:rsid="0015d1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Estadual de Maringá</text:p>
      <text:p text:style-name="P1">Acadêmico: Thiago Issao Yasunaka RA:103069</text:p>
      <text:p text:style-name="P1"/>
      <text:p text:style-name="P2">Explicação do trabalho de Projeto e Análise de Algoritmos <text:span text:style-name="T1">(Clínica Médica)</text:span></text:p>
      <text:p text:style-name="P2"/>
      <text:p text:style-name="P3">Os seguintes pacotes foram criados:</text:p>
      <text:list xml:id="list2374449410" text:style-name="L1">
        <text:list-item>
          <text:p text:style-name="P21">controllers (controlador de toda a aplicação, o programa começa neste pacote)</text:p>
        </text:list-item>
        <text:list-item>
          <text:p text:style-name="P23"><text:span text:style-name="T3">models (modelagem de cada ator presente na aplicação)</text:span></text:p>
        </text:list-item>
        <text:list-item>
          <text:p text:style-name="P20"><text:span text:style-name="T2">screens (classes das telas da secretária e do médico)</text:span></text:p>
        </text:list-item>
        <text:list-item>
          <text:p text:style-name="P20"><text:span text:style-name="T2">services (serviços que são necessários para a aplicação)</text:span></text:p>
        </text:list-item>
        <text:list-item>
          <text:p text:style-name="P20"><text:span text:style-name="T2">utils (classes que foram desenvolvidas com o intuito de suporte em determinadas tarefas)</text:span></text:p>
          <text:p text:style-name="P20"><text:span text:style-name="T2"/></text:p>
        </text:list-item>
      </text:list>
      <text:p text:style-name="Standard"><text:span text:style-name="T13">Uma breve explicação de cada </text:span><text:span text:style-name="T14">pacote</text:span><text:span text:style-name="T13"> e s</text:span><text:span text:style-name="T14">uas classes</text:span></text:p>
      <text:list xml:id="list497579153" text:style-name="L2">
        <text:list-item>
          <text:p text:style-name="P4">controllers</text:p>
        </text:list-item>
      </text:list>
      <text:list xml:id="list1345955167" text:style-name="L3">
        <text:list-item>
          <text:p text:style-name="P5">SystemController → <text:span text:style-name="T2">Aqui estão os dados </text:span><text:span text:style-name="T6">que são </text:span><text:span text:style-name="T2">armazenados, de início foram </text:span><text:span text:style-name="T7">utilizadas</text:span><text:span text:style-name="T2"> listas. Essa classe faz a comunicação com as duas telas criadas. A lógica de cada ação realizada pelo usuário passa por esta classe.</text:span></text:p>
          <text:p text:style-name="P5"><text:span text:style-name="T2"/></text:p>
        </text:list-item>
      </text:list>
      <text:list xml:id="list536291343" text:style-name="L5">
        <text:list-item>
          <text:p text:style-name="P24"><text:span text:style-name="T15">models</text:span></text:p>
        </text:list-item>
      </text:list>
      <text:list xml:id="list2403629703" text:style-name="L6">
        <text:list-item>
          <text:p text:style-name="P6">Doctor → <text:span text:style-name="T2">Modelagem da classe doctor</text:span></text:p>
        </text:list-item>
        <text:list-item>
          <text:p text:style-name="P6">Patient → <text:span text:style-name="T2">Modelagem da classe do paciente</text:span></text:p>
        </text:list-item>
        <text:list-item>
          <text:p text:style-name="P6">PessoaClinica → <text:span text:style-name="T4">Esta classe serve como pai da classe Doctor e Secretary</text:span></text:p>
        </text:list-item>
        <text:list-item>
          <text:p text:style-name="P7">Secretary → <text:span text:style-name="T2">Modelagem da classe da secretária</text:span></text:p>
          <text:p text:style-name="P7"><text:span text:style-name="T2"/></text:p>
        </text:list-item>
      </text:list>
      <text:list xml:id="list2022250727" text:style-name="L7">
        <text:list-item>
          <text:p text:style-name="P8">screens</text:p>
          <text:p text:style-name="P22">A regra de negócio não é feita nestas classes, ela serve apenas como um meio de comunicação entre um ator e o sistema, ou seja, ele apenas captura e exibe os dados para o usuário.</text:p>
        </text:list-item>
      </text:list>
      <text:list xml:id="list1490986433" text:style-name="L8">
        <text:list-item>
          <text:p text:style-name="P9">DoctorScreen → <text:span text:style-name="T2">Tela do médico(a)</text:span></text:p>
        </text:list-item>
        <text:list-item>
          <text:p text:style-name="P9">SecretaryScreen → <text:span text:style-name="T2">Tela da secretária</text:span></text:p>
        </text:list-item>
      </text:list>
      <text:p text:style-name="P10"><text:span text:style-name="T2"><text:tab/></text:span></text:p>
      <text:list xml:id="list3690260117" text:style-name="L9">
        <text:list-item>
          <text:p text:style-name="P11">services</text:p>
        </text:list-item>
      </text:list>
      <text:list xml:id="list2742324522" text:style-name="L10">
        <text:list-item>
          <text:p text:style-name="P12">Appointment → <text:span text:style-name="T5">Classe de agendamento, aqui fica toda as funcionalidades que são necessárias para agendar um consulta.</text:span></text:p>
        </text:list-item>
        <text:list-item>
          <text:p text:style-name="P13"><text:span text:style-name="T17">C</text:span>rud → <text:span text:style-name="T2">Classe extremamente necessária para a manipulação dos dados armazenados em memória primária. Ela faz as operações essenciais na listas de pacientes e agendamentos, por exemplo, inserção, remoção e atualização.</text:span></text:p>
        </text:list-item>
        <text:list-item>
          <text:p text:style-name="P14">Message<text:span text:style-name="T2"> → Classe desenvolvida para gerar mensagens para os clientes.</text:span></text:p>
        </text:list-item>
      </text:list>
      <text:p text:style-name="P15"><text:span text:style-name="T2"><text:tab/></text:span></text:p>
      <text:p text:style-name="P15"><text:span text:style-name="T2"/></text:p>
      <text:list xml:id="list4137431553" text:style-name="L12">
        <text:list-item>
          <text:p text:style-name="P16">utils</text:p>
        </text:list-item>
      </text:list>
      <text:list xml:id="list974853636" text:style-name="L15">
        <text:list-item>
          <text:p text:style-name="P17">AddictionalPatientData →<text:span text:style-name="T8">Classe complementar que é utilizada para um doutor colocar os dados adicionais do paciente.</text:span></text:p>
        </text:list-item>
        <text:list-item>
          <text:p text:style-name="P18">Cargo → <text:span text:style-name="T9">Define um ID para pessoas que são médicos e secretários.</text:span></text:p>
        </text:list-item>
        <text:list-item>
          <text:p text:style-name="P19"><text:span text:style-name="T18">D</text:span>ateFormat<text:span text:style-name="T2"> → </text:span><text:span text:style-name="T10">Classe que faz as formatações de datas e outras funcionalidades em relação aos agendamentos e geração de relatórios.</text:span></text:p>
        </text:list-item>
        <text:list-item>
          <text:p text:style-name="P25"><text:span text:style-name="T16">P</text:span><text:span text:style-name="T13">atientMedicalRecord</text:span><text:span text:style-name="T2"> → </text:span><text:span text:style-name="T11">Classe complementar que é utilizada para um doutor colocar dados referentes a consulta. </text:span><text:span text:style-name="T12">(Não utilizada, se não me engano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7T21:40:20.809620868</meta:creation-date>
    <dc:date>2019-11-17T22:05:16.114867757</dc:date>
    <meta:editing-duration>PT24M46S</meta:editing-duration>
    <meta:editing-cycles>25</meta:editing-cycles>
    <meta:generator>LibreOffice/6.3.2.2$Linux_X86_64 LibreOffice_project/30$Build-2</meta:generator>
    <meta:document-statistic meta:table-count="0" meta:image-count="0" meta:object-count="0" meta:page-count="1" meta:paragraph-count="33" meta:word-count="353" meta:character-count="2150" meta:non-whitespace-character-count="1851"/>
  </office:meta>
</office:document-meta>
</file>